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dpowiedzi" table:style-name="ta1">
        <table:shapes>
          <draw:frame draw:z-index="0" draw:style-name="gr1" draw:text-style-name="P1" svg:width="334.68mm" svg:height="175.57mm" svg:x="97.71mm" svg:y="20.72mm">
            <loext:p draw:notify-on-update-of-ranges="Odpowiedzi.A2:Odpowiedzi.A1000 Odpowiedzi.B1:Odpowiedzi.B1 Odpowiedzi.B2:Odpowiedzi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,619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,6105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,6101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,611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,6113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,6089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,6088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,6090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,6087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,6090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,60809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.00.0000</text:date>, <text:time style:data-style-name="N2" text:time-value="20:06:26.3220761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2T20:16:02.890011053</dc:date>
    <meta:editing-duration>PT16M18S</meta:editing-duration>
    <meta:editing-cycles>2</meta:editing-cycles>
    <meta:document-statistic meta:table-count="1" meta:cell-count="2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69cm" svg:height="17.558cm" xlink:href=".." xlink:type="simple" chart:class="chart:line" chart:style-name="ch1">
        <chart:title svg:x="14.799cm" svg:y="0.487cm" chart:style-name="ch2">
          <text:p>Zależność r(n)/n^2</text:p>
        </chart:title>
        <chart:legend chart:legend-position="end" svg:x="31.94cm" svg:y="8.48cm" style:legend-expansion="high" chart:style-name="ch3"/>
        <chart:plot-area chart:style-name="ch4" table:cell-range-address="Odpowiedzi.A1:Odpowiedzi.B1000" chart:data-source-has-labels="both" svg:x="0.669cm" svg:y="1.617cm" svg:width="30.602cm" svg:height="15.59cm">
          <chartooo:coordinate-region svg:x="1.396cm" svg:y="1.617cm" svg:width="29.875cm" svg:height="14.467cm"/>
          <chart:axis chart:dimension="x" chart:name="primary-x" chart:style-name="ch5" chartooo:axis-type="auto">
            <chartooo:date-scale/>
            <chart:categories table:cell-range-address="Odpowiedzi.A2:Odpowiedzi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dpowiedzi.B2:Odpowiedzi.B1000" chart:label-cell-address="Odpowiedzi.B1:Odpowiedzi.B1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Odpowiedzi.B1:Odpowiedzi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dpowiedzi.A2:Odpowiedzi.A1000</svg:desc>
                </draw:g>
              </table:table-cell>
              <table:table-cell office:value-type="float" office:value="0.75">
                <text:p>0.75</text:p>
                <draw:g>
                  <svg:desc>Odpowiedzi.B2:Odpowiedzi.B10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